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cf73" officeooo:paragraph-rsid="001ecf73"/>
    </style:style>
    <style:style style:name="P2" style:family="paragraph" style:parent-style-name="Standard">
      <style:text-properties fo:language="ru" fo:country="RU" officeooo:rsid="001ecf73" officeooo:paragraph-rsid="001ecf73"/>
    </style:style>
    <style:style style:name="P3" style:family="paragraph" style:parent-style-name="Standard">
      <style:text-properties fo:language="ru" fo:country="RU" officeooo:rsid="001fc350" officeooo:paragraph-rsid="001fc350"/>
    </style:style>
    <style:style style:name="P4" style:family="paragraph" style:parent-style-name="Standard">
      <style:text-properties fo:language="ru" fo:country="RU" officeooo:rsid="00209e0d" officeooo:paragraph-rsid="00209e0d"/>
    </style:style>
    <style:style style:name="P5" style:family="paragraph" style:parent-style-name="Standard">
      <style:text-properties fo:language="ru" fo:country="RU" officeooo:rsid="001fc350" officeooo:paragraph-rsid="001fc350"/>
    </style:style>
    <style:style style:name="P6" style:family="paragraph" style:parent-style-name="Standard">
      <style:text-properties fo:language="ru" fo:country="RU" officeooo:rsid="0021356e" officeooo:paragraph-rsid="0021356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c35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c350"/>
    </style:style>
    <style:style style:name="T5" style:family="text">
      <style:text-properties officeooo:rsid="001fc350"/>
    </style:style>
    <style:style style:name="T6" style:family="text">
      <style:text-properties officeooo:rsid="002135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1. </text:span>Использование языков и субд</text:p>
      <text:p text:style-name="P2">1)Использование <text:span text:style-name="T3">PostgreSQL</text:span></text:p>
      <text:p text:style-name="P2"><text:span text:style-name="T3">2)</text:span>Бэкенд пишется на <text:span text:style-name="T3">Java</text:span></text:p>
      <text:p text:style-name="P2">3)Фронтенд пишется на <text:span text:style-name="T3">JS </text:span><text:span text:style-name="T5">с использованием фреймворка </text:span><text:span text:style-name="T4">Electron</text:span></text:p>
      <text:p text:style-name="P1"/>
      <text:p text:style-name="P3">2. Функционал <text:span text:style-name="T6">(Реализовать его так, чтобы пользователю было привычно им пользоваться)</text:span></text:p>
      <text:p text:style-name="P4"><text:tab/>1)Окно регистрации имеет поля<text:span text:style-name="T3"> Email, </text:span>Логин, Пароль. Внизу под этими полями будет поле «Уже есть аккаунт? Регистрация.»</text:p>
      <text:p text:style-name="P4"><text:tab/>2)Окно входа пользователя имеет поля Логин и пароль. Под этими полями будут ссылки на регистрацию и восстановление пароля</text:p>
      <text:p text:style-name="P4"><text:tab/>3)<text:span text:style-name="T6">Окно восстановления пароля, будет иметь... (сами додумаете)</text:span></text:p>
      <text:p text:style-name="P6"><text:tab/>4)Основное окно будет иметь: </text:p>
      <text:p text:style-name="P6"><text:tab/><text:tab/>4.1)Выбор чата </text:p>
      <text:p text:style-name="P6"><text:tab/><text:tab/>4.2)Настройки</text:p>
      <text:p text:style-name="P6"><text:tab/><text:tab/>4.3)</text:p>
      <text:p text:style-name="P6"><text:tab/>5)Окно мессенджера</text:p>
      <text:p text:style-name="P6"><text:tab/><text:tab/>5.1)Поле ввода: печать и отправка сообщений, использование смайликов, стикеров(если придумаем), гифки</text:p>
      <text:p text:style-name="P6"><text:tab/><text:tab/>5.2)Блок сообщение: Видно аву и имя пользователя с отправленным сообщением</text:p>
      <text:p text:style-name="P6"><text:tab/><text:tab/>5.3)Переход в аккаунт пользователя, с кем идёт диалог</text:p>
      <text:p text:style-name="P6"><text:tab/>6)Окно настроек</text:p>
      <text:p text:style-name="P6"><text:tab/><text:tab/>6.1)Настройки всего функционала, который доступен пользователю </text:p>
      <text:p text:style-name="P6"><text:tab/><text:tab/>6.2)Настройка своего аккаунта(редактирование имени, фото и тд)</text:p>
      <text:p text:style-name="P1"/>
      <text:p text:style-name="P3">3. Задачи для фронтендеров</text:p>
      <text:p text:style-name="P3">1)Вход в аккаунт через логин и пароль</text:p>
      <text:p text:style-name="P3">2)Главная страница с выбором чата</text:p>
      <text:p text:style-name="P3">3)Сам чат</text:p>
      <text:p text:style-name="P3">4)Основное меню, где будут доп функции программы</text:p>
      <text:p text:style-name="P3">5)Личная страница аккаунта, где есть возможности кастомизации</text:p>
      <text:p text:style-name="P3"/>
      <text:p text:style-name="P3">4. Задачи для бэкендеров</text:p>
      <text:p text:style-name="P3">1)Передача данных в бд, когда пользователь регистрируется, т. е. создаётся новый объект в программе</text:p>
      <text:p text:style-name="P3">2)Вход пользователя</text:p>
      <text:p text:style-name="P3">3)Прописать все возможности кнопок</text:p>
      <text:p text:style-name="P1"/>
      <text:p text:style-name="P1"/>
      <text:p text:style-name="P3">5. Нужные нам технологии</text:p>
      <text:p text:style-name="P1">1)<text:span text:style-name="T1">Нужно изучить </text:span>WebSocket <text:span text:style-name="T1">для чата </text:span><text:span text:style-name="T2">того, чтобы сообщения отображались в реальном времени</text:span></text:p>
      <text:p text:style-name="P1">2)</text:p>
      <text:p text:style-name="P1"/>
      <text:p text:style-name="P1"/>
      <text:p text:style-name="P1"/>
      <text:p text:style-name="P1"/>
      <text:p text:style-name="P1"/>
      <text:p text:style-name="P4">Правильные мысли</text:p>
      <text:p text:style-name="P4">1)Использование логина для входа в аккаунт, а <text:span text:style-name="T3">EMAIL </text:span>для восстановления пароля</text:p>
      <text:p text:style-name="P4">2)</text:p>
      <text:p text:style-name="P2"><text:span text:style-name="T4"/></text:p>
      <text:p text:style-name="P2"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9:49:30.871000000</meta:creation-date>
    <dc:date>2024-11-22T21:49:34.298000000</dc:date>
    <meta:editing-duration>PT3H41M16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5" meta:word-count="213" meta:character-count="1594" meta:non-whitespace-character-count="1391"/>
  </office:meta>
</office:document-meta>
</file>